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officeooo:rsid="0285757c" officeooo:paragraph-rsid="02930c0f" style:font-style-asian="italic" style:font-style-complex="italic"/>
    </style:style>
    <style:style style:name="P1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3"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4" style:family="paragraph" style:parent-style-name="Text_20_body">
      <style:text-properties officeooo:paragraph-rsid="005e2ff6"/>
    </style:style>
    <style:style style:name="P15" style:family="paragraph" style:parent-style-name="Text_20_body">
      <style:text-properties officeooo:rsid="012e8022" officeooo:paragraph-rsid="012e8022"/>
    </style:style>
    <style:style style:name="P16" style:family="paragraph" style:parent-style-name="Text_20_body">
      <style:text-properties officeooo:rsid="012e8022" officeooo:paragraph-rsid="0271d6de"/>
    </style:style>
    <style:style style:name="P17" style:family="paragraph" style:parent-style-name="Text_20_body">
      <style:text-properties officeooo:rsid="012e8022" officeooo:paragraph-rsid="0274101a"/>
    </style:style>
    <style:style style:name="P18" style:family="paragraph" style:parent-style-name="Code">
      <style:text-properties officeooo:rsid="012e8022" officeooo:paragraph-rsid="0274101a"/>
    </style:style>
    <style:style style:name="P19" style:family="paragraph" style:parent-style-name="Text_20_body">
      <style:text-properties officeooo:rsid="012feaf2" officeooo:paragraph-rsid="012feaf2"/>
    </style:style>
    <style:style style:name="P20" style:family="paragraph" style:parent-style-name="Text_20_body">
      <style:text-properties officeooo:rsid="0131d58d" officeooo:paragraph-rsid="0131d58d"/>
    </style:style>
    <style:style style:name="P21" style:family="paragraph" style:parent-style-name="Text_20_body">
      <style:text-properties officeooo:rsid="0134e99d" officeooo:paragraph-rsid="0134e99d"/>
    </style:style>
    <style:style style:name="P22" style:family="paragraph" style:parent-style-name="Code">
      <style:text-properties officeooo:rsid="0134e99d" officeooo:paragraph-rsid="02749669"/>
    </style:style>
    <style:style style:name="P23" style:family="paragraph" style:parent-style-name="Text_20_body">
      <style:text-properties officeooo:paragraph-rsid="0271d6de"/>
    </style:style>
    <style:style style:name="P24" style:family="paragraph" style:parent-style-name="Text_20_body">
      <style:text-properties officeooo:paragraph-rsid="027327ca"/>
    </style:style>
    <style:style style:name="P25" style:family="paragraph" style:parent-style-name="Text_20_body">
      <style:text-properties officeooo:paragraph-rsid="0274101a"/>
    </style:style>
    <style:style style:name="P26" style:family="paragraph" style:parent-style-name="Code">
      <style:text-properties officeooo:paragraph-rsid="0274101a"/>
    </style:style>
    <style:style style:name="P27" style:family="paragraph" style:parent-style-name="Text_20_body">
      <style:text-properties officeooo:rsid="0274101a" officeooo:paragraph-rsid="0274101a"/>
    </style:style>
    <style:style style:name="P28" style:family="paragraph" style:parent-style-name="Text_20_body">
      <style:text-properties officeooo:rsid="02749669" officeooo:paragraph-rsid="02749669"/>
    </style:style>
    <style:style style:name="P29" style:family="paragraph" style:parent-style-name="Code">
      <style:text-properties officeooo:rsid="02749669" officeooo:paragraph-rsid="02749669"/>
    </style:style>
    <style:style style:name="P30" style:family="paragraph" style:parent-style-name="Text_20_body">
      <style:text-properties fo:font-weight="bold" officeooo:rsid="02749669" officeooo:paragraph-rsid="02749669" style:font-weight-asian="bold" style:font-weight-complex="bold"/>
    </style:style>
    <style:style style:name="P31" style:family="paragraph" style:parent-style-name="Text_20_body">
      <style:text-properties officeooo:rsid="02791c2f" officeooo:paragraph-rsid="02791c2f"/>
    </style:style>
    <style:style style:name="P32" style:family="paragraph" style:parent-style-name="Subtitle">
      <style:paragraph-properties fo:margin-top="2cm" fo:margin-bottom="2cm" style:contextual-spacing="false"/>
      <style:text-properties officeooo:rsid="02791c2f" officeooo:paragraph-rsid="027afee9"/>
    </style:style>
    <style:style style:name="P33" style:family="paragraph" style:parent-style-name="Text_20_body">
      <style:text-properties officeooo:paragraph-rsid="02791c2f"/>
    </style:style>
    <style:style style:name="P34" style:family="paragraph" style:parent-style-name="Text_20_body">
      <style:text-properties officeooo:rsid="009d9a48" officeooo:paragraph-rsid="009d9a48"/>
    </style:style>
    <style:style style:name="P35" style:family="paragraph" style:parent-style-name="Text_20_body" style:master-page-name="">
      <style:paragraph-properties style:page-number="auto" fo:keep-with-next="always"/>
      <style:text-properties officeooo:rsid="009d9a48" officeooo:paragraph-rsid="009d9a48"/>
    </style:style>
    <style:style style:name="P36" style:family="paragraph" style:parent-style-name="Text_20_body">
      <style:text-properties officeooo:rsid="027f0141" officeooo:paragraph-rsid="027f0141"/>
    </style:style>
    <style:style style:name="P37" style:family="paragraph" style:parent-style-name="Text_20_body">
      <style:text-properties officeooo:paragraph-rsid="027f0141"/>
    </style:style>
    <style:style style:name="P38" style:family="paragraph" style:parent-style-name="Text_20_body">
      <style:text-properties officeooo:rsid="02846c95" officeooo:paragraph-rsid="02846c95"/>
    </style:style>
    <style:style style:name="P39" style:family="paragraph" style:parent-style-name="Text_20_body">
      <style:text-properties officeooo:paragraph-rsid="02846c95"/>
    </style:style>
    <style:style style:name="P40" style:family="paragraph" style:parent-style-name="Text_20_body">
      <style:text-properties officeooo:rsid="0285757c" officeooo:paragraph-rsid="0285757c"/>
    </style:style>
    <style:style style:name="P41" style:family="paragraph" style:parent-style-name="Text_20_body">
      <style:paragraph-properties fo:margin-top="0cm" fo:margin-bottom="0.42cm" style:contextual-spacing="false" fo:text-align="center" style:justify-single-word="false"/>
    </style:style>
    <style:style style:name="P42" style:family="paragraph" style:parent-style-name="Title">
      <style:paragraph-properties fo:margin-top="3cm" fo:margin-bottom="0.499cm" style:contextual-spacing="false"/>
      <style:text-properties officeooo:rsid="0271d6de" officeooo:paragraph-rsid="027afee9"/>
    </style:style>
    <style:style style:name="P43" style:family="paragraph" style:parent-style-name="Text_20_body">
      <style:text-properties officeooo:paragraph-rsid="02930c0f"/>
    </style:style>
    <style:style style:name="P44" style:family="paragraph" style:parent-style-name="Text_20_body">
      <style:text-properties officeooo:paragraph-rsid="029587a2"/>
    </style:style>
    <style:style style:name="P45" style:family="paragraph" style:parent-style-name="Text_20_body">
      <style:text-properties officeooo:rsid="029587a2" officeooo:paragraph-rsid="029587a2"/>
    </style:style>
    <style:style style:name="P46" style:family="paragraph" style:parent-style-name="Subtitle" style:master-page-name="HTML_20_First_20_Page">
      <style:paragraph-properties style:page-number="auto"/>
      <style:text-properties officeooo:rsid="005b849a"/>
    </style:style>
    <style:style style:name="P47" style:family="paragraph" style:parent-style-name="Heading_20_1" style:master-page-name="HTML">
      <style:paragraph-properties style:page-number="auto"/>
      <style:text-properties officeooo:rsid="005b849a" officeooo:paragraph-rsid="005e2ff6"/>
    </style:style>
    <style:style style:name="P48" style:family="paragraph" style:parent-style-name="Heading_20_1">
      <style:text-properties officeooo:rsid="0271d6de" officeooo:paragraph-rsid="0271d6de"/>
    </style:style>
    <style:style style:name="P49" style:family="paragraph" style:parent-style-name="Heading_20_1">
      <style:text-properties officeooo:rsid="012e8022" officeooo:paragraph-rsid="012e8022"/>
    </style:style>
    <style:style style:name="P50" style:family="paragraph" style:parent-style-name="Heading_20_1">
      <style:text-properties officeooo:rsid="00af6780" officeooo:paragraph-rsid="00af6780"/>
    </style:style>
    <style:style style:name="P51" style:family="paragraph" style:parent-style-name="Heading_20_2">
      <style:text-properties officeooo:rsid="005b849a" officeooo:paragraph-rsid="005e2ff6"/>
    </style:style>
    <style:style style:name="P52" style:family="paragraph" style:parent-style-name="Heading_20_2">
      <style:text-properties officeooo:rsid="009d9a48" officeooo:paragraph-rsid="009d9a48"/>
    </style:style>
    <style:style style:name="P53" style:family="paragraph" style:parent-style-name="Heading_20_2">
      <style:text-properties officeooo:rsid="0274101a" officeooo:paragraph-rsid="012e8022"/>
    </style:style>
    <style:style style:name="P54" style:family="paragraph" style:parent-style-name="Heading_20_2">
      <style:text-properties officeooo:rsid="0274101a" officeooo:paragraph-rsid="0274101a"/>
    </style:style>
    <style:style style:name="P55" style:family="paragraph" style:parent-style-name="Heading_20_2">
      <style:text-properties officeooo:rsid="012e8022" officeooo:paragraph-rsid="012e8022"/>
    </style:style>
    <style:style style:name="P56" style:family="paragraph" style:parent-style-name="Heading_20_2">
      <style:text-properties officeooo:rsid="02749669" officeooo:paragraph-rsid="02749669"/>
    </style:style>
    <style:style style:name="P57" style:family="paragraph" style:parent-style-name="Heading_20_3">
      <style:text-properties officeooo:rsid="02846c95" officeooo:paragraph-rsid="02846c95"/>
    </style:style>
    <style:style style:name="P58" style:family="paragraph" style:parent-style-name="Heading_20_3">
      <style:text-properties officeooo:rsid="0274101a" officeooo:paragraph-rsid="0274101a"/>
    </style:style>
    <style:style style:name="P59" style:family="paragraph" style:parent-style-name="Heading_20_4">
      <style:text-properties officeooo:paragraph-rsid="02791c2f"/>
    </style:style>
    <style:style style:name="P60" style:family="paragraph" style:parent-style-name="Heading_20_4">
      <style:text-properties officeooo:rsid="0285757c" officeooo:paragraph-rsid="0285757c"/>
    </style:style>
    <style:style style:name="P61" style:family="paragraph" style:parent-style-name="Heading_20_4">
      <style:text-properties officeooo:rsid="02930c0f" officeooo:paragraph-rsid="02930c0f"/>
    </style:style>
    <style:style style:name="P62" style:family="paragraph" style:parent-style-name="Heading_20_4">
      <style:text-properties officeooo:rsid="00af6780" officeooo:paragraph-rsid="0297498d"/>
    </style:style>
    <style:style style:name="P63" style:family="paragraph" style:parent-style-name="Heading_20_4">
      <style:text-properties officeooo:rsid="00af6780" officeooo:paragraph-rsid="0293a537"/>
    </style:style>
    <style:style style:name="P64" style:family="paragraph" style:parent-style-name="Heading_20_4">
      <style:text-properties officeooo:rsid="00af6780" officeooo:paragraph-rsid="0292b1c7"/>
    </style:style>
    <style:style style:name="P65" style:family="paragraph" style:parent-style-name="Heading_20_4">
      <style:text-properties officeooo:rsid="00af6780" officeooo:paragraph-rsid="02928668"/>
    </style:style>
    <style:style style:name="P66" style:family="paragraph" style:parent-style-name="Heading_20_4">
      <style:text-properties officeooo:rsid="00af6780" officeooo:paragraph-rsid="0290bf51"/>
    </style:style>
    <style:style style:name="P67" style:family="paragraph" style:parent-style-name="Heading_20_4">
      <style:text-properties officeooo:rsid="00af6780" officeooo:paragraph-rsid="028d95e9"/>
    </style:style>
    <style:style style:name="P68" style:family="paragraph" style:parent-style-name="Heading_20_4">
      <style:text-properties officeooo:rsid="00af6780" officeooo:paragraph-rsid="028bbecc"/>
    </style:style>
    <style:style style:name="P69" style:family="paragraph" style:parent-style-name="Heading_20_4">
      <style:text-properties officeooo:rsid="00af6780" officeooo:paragraph-rsid="0289ab7f"/>
    </style:style>
    <style:style style:name="P70" style:family="paragraph" style:parent-style-name="Heading_20_4">
      <style:text-properties officeooo:rsid="00af6780" officeooo:paragraph-rsid="028772d9"/>
    </style:style>
    <style:style style:name="P71" style:family="paragraph" style:parent-style-name="Heading_20_4">
      <style:text-properties officeooo:rsid="00af6780" officeooo:paragraph-rsid="02846c95"/>
    </style:style>
    <style:style style:name="P72" style:family="paragraph" style:parent-style-name="Heading_20_4">
      <style:text-properties officeooo:rsid="00af6780" officeooo:paragraph-rsid="0282ef10"/>
    </style:style>
    <style:style style:name="P73" style:family="paragraph" style:parent-style-name="Heading_20_4">
      <style:text-properties officeooo:rsid="00af6780" officeooo:paragraph-rsid="02814dad"/>
    </style:style>
    <style:style style:name="P74" style:family="paragraph" style:parent-style-name="Heading_20_4">
      <style:text-properties officeooo:rsid="00af6780" officeooo:paragraph-rsid="028078d5"/>
    </style:style>
    <style:style style:name="P75" style:family="paragraph" style:parent-style-name="Heading_20_4">
      <style:text-properties officeooo:rsid="00af6780" officeooo:paragraph-rsid="027f6644"/>
    </style:style>
    <style:style style:name="P76" style:family="paragraph" style:parent-style-name="Heading_20_4">
      <style:text-properties officeooo:rsid="00af6780" officeooo:paragraph-rsid="00af6780"/>
    </style:style>
    <style:style style:name="P77" style:family="paragraph" style:parent-style-name="Heading_20_4">
      <style:text-properties officeooo:rsid="00af6780" officeooo:paragraph-rsid="0299622d"/>
    </style:style>
    <style:style style:name="P78" style:family="paragraph" style:parent-style-name="Text_20_body" style:list-style-name="L1">
      <style:text-properties officeooo:paragraph-rsid="027327ca"/>
    </style:style>
    <style:style style:name="P79" style:family="paragraph" style:parent-style-name="Text_20_body" style:list-style-name="L1">
      <style:text-properties officeooo:rsid="027f6644" officeooo:paragraph-rsid="027f6644"/>
    </style:style>
    <style:style style:name="P80" style:family="paragraph" style:parent-style-name="Text_20_body" style:list-style-name="L9">
      <style:text-properties officeooo:rsid="027f6644" officeooo:paragraph-rsid="02846c95"/>
    </style:style>
    <style:style style:name="P81" style:family="paragraph" style:parent-style-name="Text_20_body" style:list-style-name="L9">
      <style:text-properties officeooo:rsid="027f6644" officeooo:paragraph-rsid="0282ef10"/>
    </style:style>
    <style:style style:name="P82" style:family="paragraph" style:parent-style-name="Text_20_body" style:list-style-name="L9">
      <style:text-properties officeooo:rsid="027f6644" officeooo:paragraph-rsid="028078d5"/>
    </style:style>
    <style:style style:name="P83" style:family="paragraph" style:parent-style-name="Text_20_body" style:list-style-name="L9">
      <style:text-properties officeooo:rsid="027f6644" officeooo:paragraph-rsid="027f6644"/>
    </style:style>
    <style:style style:name="P84" style:family="paragraph" style:parent-style-name="Text_20_body" style:list-style-name="L2">
      <style:text-properties officeooo:paragraph-rsid="027327ca"/>
    </style:style>
    <style:style style:name="P85" style:family="paragraph" style:parent-style-name="Text_20_body" style:list-style-name="L3">
      <style:text-properties officeooo:paragraph-rsid="0271d6de"/>
    </style:style>
    <style:style style:name="P86" style:family="paragraph" style:parent-style-name="Text_20_body" style:list-style-name="L3">
      <style:text-properties officeooo:paragraph-rsid="0290bf51"/>
    </style:style>
    <style:style style:name="P87" style:family="paragraph" style:parent-style-name="Text_20_body" style:list-style-name="L3">
      <style:text-properties fo:font-style="italic" officeooo:paragraph-rsid="0271d6de" style:font-style-asian="italic" style:font-style-complex="italic"/>
    </style:style>
    <style:style style:name="P88" style:family="paragraph" style:parent-style-name="Text_20_body" style:list-style-name="L8">
      <style:text-properties fo:font-style="italic" officeooo:rsid="012e8022" officeooo:paragraph-rsid="012e8022" style:font-style-asian="italic" style:font-style-complex="italic"/>
    </style:style>
    <style:style style:name="P89" style:family="paragraph" style:parent-style-name="Text_20_body" style:list-style-name="L3">
      <style:paragraph-properties fo:padding="0.049cm" fo:border="0.06pt solid #000000"/>
      <style:text-properties style:font-name="Tahoma2" fo:font-size="11pt" officeooo:paragraph-rsid="0290bf51" style:font-size-asian="11pt" style:font-size-complex="11pt"/>
    </style:style>
    <style:style style:name="P90" style:family="paragraph" style:parent-style-name="Text_20_body" style:list-style-name="L4">
      <style:text-properties officeooo:paragraph-rsid="0271d6de"/>
    </style:style>
    <style:style style:name="P91" style:family="paragraph" style:parent-style-name="Text_20_body" style:list-style-name="L5">
      <style:text-properties officeooo:rsid="02846c95" officeooo:paragraph-rsid="02846c95"/>
    </style:style>
    <style:style style:name="P92" style:family="paragraph" style:parent-style-name="Text_20_body" style:list-style-name="L9">
      <style:text-properties officeooo:rsid="02846c95" officeooo:paragraph-rsid="02846c95"/>
    </style:style>
    <style:style style:name="P93" style:family="paragraph" style:parent-style-name="Text_20_body" style:list-style-name="L6">
      <style:text-properties officeooo:paragraph-rsid="02846c95"/>
    </style:style>
    <style:style style:name="P94" style:family="paragraph" style:parent-style-name="Text_20_body" style:list-style-name="L7">
      <style:text-properties officeooo:paragraph-rsid="0271d6de"/>
    </style:style>
    <style:style style:name="P95" style:family="paragraph" style:parent-style-name="Text_20_body" style:list-style-name="L8">
      <style:text-properties officeooo:paragraph-rsid="012e8022"/>
    </style:style>
    <style:style style:name="P96" style:family="paragraph" style:parent-style-name="Text_20_body" style:list-style-name="L8">
      <style:text-properties officeooo:rsid="0274101a" officeooo:paragraph-rsid="0274101a"/>
    </style:style>
    <style:style style:name="P97" style:family="paragraph" style:parent-style-name="Text_20_body" style:list-style-name="L9">
      <style:text-properties officeooo:rsid="0297498d" officeooo:paragraph-rsid="0297498d"/>
    </style:style>
    <style:style style:name="P98" style:family="paragraph" style:parent-style-name="Text_20_body" style:list-style-name="L9">
      <style:text-properties officeooo:rsid="0297498d" officeooo:paragraph-rsid="0299622d"/>
    </style:style>
    <style:style style:name="P99" style:family="paragraph" style:parent-style-name="Text_20_body" style:list-style-name="L9">
      <style:text-properties officeooo:rsid="02928668" officeooo:paragraph-rsid="0293a537"/>
    </style:style>
    <style:style style:name="P100" style:family="paragraph" style:parent-style-name="Text_20_body" style:list-style-name="L9">
      <style:text-properties officeooo:rsid="02928668" officeooo:paragraph-rsid="0292b1c7"/>
    </style:style>
    <style:style style:name="P101" style:family="paragraph" style:parent-style-name="Text_20_body" style:list-style-name="L9">
      <style:text-properties officeooo:rsid="02928668" officeooo:paragraph-rsid="02928668"/>
    </style:style>
    <style:style style:name="P102" style:family="paragraph" style:parent-style-name="Text_20_body" style:list-style-name="L9">
      <style:text-properties officeooo:rsid="0293a537" officeooo:paragraph-rsid="0293a537"/>
    </style:style>
    <style:style style:name="P103" style:family="paragraph" style:parent-style-name="Text_20_body" style:list-style-name="L9">
      <style:text-properties officeooo:rsid="028d76b2" officeooo:paragraph-rsid="0292b1c7"/>
    </style:style>
    <style:style style:name="P104" style:family="paragraph" style:parent-style-name="Text_20_body" style:list-style-name="L9">
      <style:text-properties officeooo:rsid="028d76b2" officeooo:paragraph-rsid="02928668"/>
    </style:style>
    <style:style style:name="P105" style:family="paragraph" style:parent-style-name="Text_20_body" style:list-style-name="L9">
      <style:text-properties officeooo:rsid="028d76b2" officeooo:paragraph-rsid="0290bf51"/>
    </style:style>
    <style:style style:name="P106" style:family="paragraph" style:parent-style-name="Text_20_body" style:list-style-name="L9">
      <style:text-properties officeooo:rsid="028d76b2" officeooo:paragraph-rsid="028d76b2"/>
    </style:style>
    <style:style style:name="P107" style:family="paragraph" style:parent-style-name="Text_20_body" style:list-style-name="L9">
      <style:text-properties officeooo:rsid="028d95e9" officeooo:paragraph-rsid="0290bf51"/>
    </style:style>
    <style:style style:name="P108" style:family="paragraph" style:parent-style-name="Text_20_body" style:list-style-name="L9">
      <style:text-properties officeooo:rsid="028d95e9" officeooo:paragraph-rsid="028d95e9"/>
    </style:style>
    <style:style style:name="P109" style:family="paragraph" style:parent-style-name="Text_20_body" style:list-style-name="L9">
      <style:text-properties officeooo:rsid="0290bf51" officeooo:paragraph-rsid="0290bf51"/>
    </style:style>
    <style:style style:name="P110" style:family="paragraph" style:parent-style-name="Text_20_body" style:list-style-name="L9">
      <style:text-properties officeooo:rsid="028eb1d4" officeooo:paragraph-rsid="028f3832"/>
    </style:style>
    <style:style style:name="P111" style:family="paragraph" style:parent-style-name="Text_20_body" style:list-style-name="L9">
      <style:text-properties officeooo:rsid="028f3832" officeooo:paragraph-rsid="028f3832"/>
    </style:style>
    <style:style style:name="P112" style:family="paragraph" style:parent-style-name="Text_20_body" style:list-style-name="L9">
      <style:text-properties officeooo:rsid="028bbecc" officeooo:paragraph-rsid="028bbecc"/>
    </style:style>
    <style:style style:name="P113" style:family="paragraph" style:parent-style-name="Text_20_body" style:list-style-name="L9">
      <style:text-properties officeooo:rsid="028772d9" officeooo:paragraph-rsid="028d76b2"/>
    </style:style>
    <style:style style:name="P114" style:family="paragraph" style:parent-style-name="Text_20_body" style:list-style-name="L9">
      <style:text-properties officeooo:rsid="028772d9" officeooo:paragraph-rsid="028772d9"/>
    </style:style>
    <style:style style:name="P115" style:family="paragraph" style:parent-style-name="Text_20_body" style:list-style-name="L9">
      <style:text-properties officeooo:rsid="0289ab7f" officeooo:paragraph-rsid="0289ab7f"/>
    </style:style>
    <style:style style:name="P116" style:family="paragraph" style:parent-style-name="Text_20_body" style:list-style-name="L9">
      <style:text-properties officeooo:rsid="0282ef10" officeooo:paragraph-rsid="02846c95"/>
    </style:style>
    <style:style style:name="P117" style:family="paragraph" style:parent-style-name="Text_20_body" style:list-style-name="L9">
      <style:text-properties officeooo:rsid="0282ef10" officeooo:paragraph-rsid="0282ef10"/>
    </style:style>
    <style:style style:name="P118" style:family="paragraph" style:parent-style-name="Text_20_body" style:list-style-name="L9">
      <style:text-properties officeooo:rsid="02814dad" officeooo:paragraph-rsid="02814dad"/>
    </style:style>
    <style:style style:name="P119" style:family="paragraph" style:parent-style-name="Text_20_body" style:list-style-name="L9">
      <style:text-properties officeooo:rsid="00af6780" officeooo:paragraph-rsid="00af6780"/>
    </style:style>
    <style:style style:name="P120" style:family="paragraph" style:parent-style-name="Text_20_body" style:list-style-name="L9">
      <style:text-properties officeooo:rsid="0299622d" officeooo:paragraph-rsid="0299622d"/>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fo:font-weight="bold" officeooo:rsid="02928668" style:font-weight-asian="bold" style:font-weight-complex="bold"/>
    </style:style>
    <style:style style:name="T15" style:family="text">
      <style:text-properties fo:font-weight="bold" officeooo:rsid="02930c0f" style:font-weight-asian="bold" style:font-weight-complex="bold"/>
    </style:style>
    <style:style style:name="T16" style:family="text">
      <style:text-properties officeooo:rsid="005cf344"/>
    </style:style>
    <style:style style:name="T17" style:family="text">
      <style:text-properties fo:font-size="9pt" style:font-size-asian="9pt" style:font-size-complex="9pt"/>
    </style:style>
    <style:style style:name="T18" style:family="text">
      <style:text-properties fo:font-size="9pt" officeooo:rsid="005cf344" style:font-size-asian="9pt" style:font-size-complex="9pt"/>
    </style:style>
    <style:style style:name="T19" style:family="text">
      <style:text-properties fo:font-size="12pt" fo:font-weight="normal"/>
    </style:style>
    <style:style style:name="T20" style:family="text">
      <style:text-properties fo:font-size="12pt" fo:font-weight="normal" officeooo:rsid="005b849a"/>
    </style:style>
    <style:style style:name="T21" style:family="text">
      <style:text-properties fo:font-size="12pt" fo:font-weight="normal" officeooo:rsid="00e6e825"/>
    </style:style>
    <style:style style:name="T22" style:family="text">
      <style:text-properties fo:font-size="12pt" fo:font-weight="normal" officeooo:rsid="0271d6de"/>
    </style:style>
    <style:style style:name="T23" style:family="text">
      <style:text-properties fo:font-size="12pt" fo:font-weight="normal" officeooo:rsid="029587a2"/>
    </style:style>
    <style:style style:name="T24" style:family="text">
      <style:text-properties officeooo:rsid="005f945e"/>
    </style:style>
    <style:style style:name="T25" style:family="text">
      <style:text-properties officeooo:rsid="0060f532"/>
    </style:style>
    <style:style style:name="T26" style:family="text">
      <style:text-properties officeooo:rsid="007101b6"/>
    </style:style>
    <style:style style:name="T27" style:family="text">
      <style:text-properties officeooo:rsid="009cd105"/>
    </style:style>
    <style:style style:name="T28" style:family="text">
      <style:text-properties style:text-underline-style="solid" style:text-underline-width="auto" style:text-underline-color="font-color"/>
    </style:style>
    <style:style style:name="T29" style:family="text">
      <style:text-properties officeooo:rsid="01338285"/>
    </style:style>
    <style:style style:name="T30" style:family="text">
      <style:text-properties officeooo:rsid="0134e99d"/>
    </style:style>
    <style:style style:name="T31" style:family="text">
      <style:text-properties officeooo:rsid="01371f40"/>
    </style:style>
    <style:style style:name="T32" style:family="text">
      <style:text-properties officeooo:rsid="01390a9e"/>
    </style:style>
    <style:style style:name="T33" style:family="text">
      <style:text-properties officeooo:rsid="01529a20"/>
    </style:style>
    <style:style style:name="T34" style:family="text">
      <style:text-properties officeooo:rsid="0271d6de"/>
    </style:style>
    <style:style style:name="T35" style:family="text">
      <style:text-properties officeooo:rsid="027327ca"/>
    </style:style>
    <style:style style:name="T36" style:family="text">
      <style:text-properties officeooo:rsid="0274101a"/>
    </style:style>
    <style:style style:name="T37" style:family="text">
      <style:text-properties style:font-name="Consolas" fo:font-size="10pt" style:font-size-asian="10pt" style:font-size-complex="10pt"/>
    </style:style>
    <style:style style:name="T38" style:family="text">
      <style:text-properties officeooo:rsid="02749669"/>
    </style:style>
    <style:style style:name="T39" style:family="text">
      <style:text-properties officeooo:rsid="0274b24f"/>
    </style:style>
    <style:style style:name="T40" style:family="text">
      <style:text-properties officeooo:rsid="02754b7e"/>
    </style:style>
    <style:style style:name="T41" style:family="text">
      <style:text-properties officeooo:rsid="02791c2f"/>
    </style:style>
    <style:style style:name="T42" style:family="text">
      <style:text-properties fo:font-style="normal" style:font-style-asian="normal" style:font-style-complex="normal"/>
    </style:style>
    <style:style style:name="T43" style:family="text">
      <style:text-properties fo:font-style="normal" officeooo:rsid="02930c0f" style:font-style-asian="normal" style:font-style-complex="normal"/>
    </style:style>
    <style:style style:name="T44" style:family="text">
      <style:text-properties style:text-position="super 58%" officeooo:rsid="02791c2f"/>
    </style:style>
    <style:style style:name="T45" style:family="text">
      <style:text-properties officeooo:rsid="027ccedb"/>
    </style:style>
    <style:style style:name="T46" style:family="text">
      <style:text-properties officeooo:rsid="027d0386"/>
    </style:style>
    <style:style style:name="T47" style:family="text">
      <style:text-properties fo:font-weight="normal" style:font-weight-asian="normal" style:font-weight-complex="normal"/>
    </style:style>
    <style:style style:name="T48" style:family="text">
      <style:text-properties officeooo:rsid="028078d5"/>
    </style:style>
    <style:style style:name="T49" style:family="text">
      <style:text-properties officeooo:rsid="02814dad"/>
    </style:style>
    <style:style style:name="T50" style:family="text">
      <style:text-properties officeooo:rsid="0282ef10"/>
    </style:style>
    <style:style style:name="T51" style:family="text">
      <style:text-properties officeooo:rsid="02846c95"/>
    </style:style>
    <style:style style:name="T52" style:family="text">
      <style:text-properties officeooo:rsid="0285757c"/>
    </style:style>
    <style:style style:name="T53" style:family="text">
      <style:text-properties officeooo:rsid="028772d9"/>
    </style:style>
    <style:style style:name="T54" style:family="text">
      <style:text-properties officeooo:rsid="028bbecc"/>
    </style:style>
    <style:style style:name="T55" style:family="text">
      <style:text-properties officeooo:rsid="028c759f"/>
    </style:style>
    <style:style style:name="T56" style:family="text">
      <style:text-properties officeooo:rsid="028d76b2"/>
    </style:style>
    <style:style style:name="T57" style:family="text">
      <style:text-properties officeooo:rsid="028d95e9"/>
    </style:style>
    <style:style style:name="T58" style:family="text">
      <style:text-properties officeooo:rsid="028eb1d4"/>
    </style:style>
    <style:style style:name="T59" style:family="text">
      <style:text-properties officeooo:rsid="028f3832"/>
    </style:style>
    <style:style style:name="T60" style:family="text">
      <style:text-properties officeooo:rsid="0290bf51"/>
    </style:style>
    <style:style style:name="T61" style:family="text">
      <style:text-properties officeooo:rsid="02928668"/>
    </style:style>
    <style:style style:name="T62" style:family="text">
      <style:text-properties officeooo:rsid="0292b1c7"/>
    </style:style>
    <style:style style:name="T63" style:family="text">
      <style:text-properties officeooo:rsid="02930c0f"/>
    </style:style>
    <style:style style:name="T64" style:family="text">
      <style:text-properties officeooo:rsid="0293a537"/>
    </style:style>
    <style:style style:name="T65" style:family="text">
      <style:text-properties officeooo:rsid="029587a2"/>
    </style:style>
    <style:style style:name="T66" style:family="text">
      <style:text-properties officeooo:rsid="0297498d"/>
    </style:style>
    <style:style style:name="T67" style:family="text">
      <style:text-properties officeooo:rsid="02981620"/>
    </style:style>
    <style:style style:name="T68" style:family="text">
      <style:text-properties officeooo:rsid="0299622d"/>
    </style:style>
    <style:style style:name="T69"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2"><text:title>Book Lib Connect</text:title></text:p>
      <text:p text:style-name="Subtitle_20_2"><text:reference-mark-start text:name="Versionsstand"/>Version <text:span text:style-name="T61">0.</text:span><text:span text:style-name="T62">1</text:span><text:span text:style-name="T68">3</text:span><text:reference-mark-end text:name="Versionsstand"/></text:p>
      <text:p text:style-name="P32">User Guide</text:p>
      <text:p text:style-name="P41"><text:reference-mark-start text:name="Copyright"/><text:span text:style-name="T19">© 20</text:span><text:span text:style-name="T22">21</text:span><text:span text:style-name="T20"> – </text:span><text:span text:style-name="T21">202</text:span><text:span text:style-name="T23">3</text:span><text:span text:style-name="T21"> </text:span><text:span text:style-name="T20">audiamus</text:span><text:reference-mark-end text:name="Copyright"/></text:p>
      <text:h text:style-name="P47" text:outline-level="1">Overview</text:h>
      <text:h text:style-name="P51" text:outline-level="2">Anti-Piracy Notice</text:h>
      <text:p text:style-name="P5">Note that this software does <text:span text:style-name="T27">not</text:span> ‘crack’ the DRM <text:span text:style-name="T27">or circumvent it in any other way</text:span>. <text:span text:style-name="T27">T</text:span>h<text:span text:style-name="T24">e</text:span> <text:span text:style-name="T24">application <text:s/>applies account and book specific keys,</text:span> <text:span text:style-name="T34">retrieved directly from the Audible/Amazon server via the user’s personal account,</text:span> to decrypt the audiobook in the same manner <text:span text:style-name="T24">as</text:span> the official audiobook playing software does. </text:p>
      <text:p text:style-name="P5">Please only use th<text:span text:style-name="T16">is</text:span> <text:span text:style-name="T16">application</text:span> for gaining full access to your own <text:span text:style-name="T16">audiobooks</text:span> for archiving/conversion/convenience. De-<text:span text:style-name="T26">DRM</text:span>ed <text:span text:style-name="T16">audio</text:span>books <text:span text:style-name="T25">must</text:span> not be uploaded to open servers, torrents, or other methods of mass distribution. No help will be given to people doing such things. Authors, retailers and publishers all need to make a living, so that they can continue to produce <text:span text:style-name="T16">audio</text:span>books for us to <text:span text:style-name="T16">listen to and enjoy</text:span>.</text:p>
      <text:p text:style-name="P14"><text:span text:style-name="T17">This blurb is borrowed from </text:span><text:a xlink:type="simple" xlink:href="https://github.com/KrumpetPirate/AAXtoMP3" text:style-name="Internet_20_link" text:visited-style-name="Visited_20_Internet_20_Link"><text:span text:style-name="T18">https://github.com/KrumpetPirate/AAXtoMP3</text:span></text:a><text:span text:style-name="T18"> and</text:span><text:span text:style-name="T17"> </text:span><text:a xlink:type="simple" xlink:href="https://apprenticealf.wordpress.com/" text:style-name="Internet_20_link" text:visited-style-name="Visited_20_Internet_20_Link"><text:span text:style-name="T17">https://apprenticealf.wordpress.com/</text:span></text:a><text:span text:style-name="T17">. </text:span></text:p>
      <text:h text:style-name="P51" text:outline-level="2">Features</text:h>
      <text:p text:style-name="P24">Book Lib Connect is an Audible downloader app. It should be seen as temporary/preview project, <text:span text:style-name="T45">because</text:span> its features will become a<text:span text:style-name="T45">n integrated</text:span> component in future AAX Audible Converter 2.</text:p>
      <text:list xml:id="list224407177" text:style-name="L1">
        <text:list-item>
          <text:p text:style-name="P78">Direct download from the Amazon/Audible server.</text:p>
        </text:list-item>
        <text:list-item>
          <text:p text:style-name="P78">Sign-in via standard web browser to register a “device”, app will not see user’s credentials.</text:p>
        </text:list-item>
        <text:list-item>
          <text:p text:style-name="P78">List your book library and select titles for download.</text:p>
        </text:list-item>
        <text:list-item>
          <text:p text:style-name="P78">Download your books and convert to plain .m4b files.</text:p>
        </text:list-item>
        <text:list-item>
          <text:p text:style-name="P79">Detailed progress monitoring.</text:p>
        </text:list-item>
        <text:list-item>
          <text:p text:style-name="P78">Optionally export as .aax files for AAX Audio Converter 1 compatibility.</text:p>
        </text:list-item>
      </text:list>
      <text:h text:style-name="P52" text:outline-level="2">System Environment</text:h>
      <text:p text:style-name="P35">AAX Audio Converter will run on Windows <text:span text:style-name="T34">64bit. Minimum Windows version is 7</text:span>.</text:p>
      <text:p text:style-name="P34">The application requires .Net <text:span text:style-name="T61">6</text:span> <text:span text:style-name="T34">64 bit t</text:span>o be installed. On Windows 10 <text:span text:style-name="T61">and 11</text:span> systems this should normally be the case, if the system is kept up to date.</text:p>
      <text:p text:style-name="P36">If not, the app will prompt you for downloading .Net <text:span text:style-name="T61">6</text:span> and open the link in your default web browser. From the many options, pick<text:span text:style-name="T12"> .Net </text:span><text:span text:style-name="T14">6</text:span><text:span text:style-name="T12"> Runtime x64 for Windows desktop</text:span><text:span text:style-name="T47">.</text:span></text:p>
      <text:h text:style-name="P48" text:outline-level="1">Usage</text:h>
      <text:p text:style-name="P24"><text:span text:style-name="T36">The app should be ready for use a</text:span>fter completing the start-up wizard on the first launch of the app. Settings can be changed later.</text:p>
      <text:p text:style-name="P37"><text:span text:style-name="T11">Note:</text:span><text:span text:style-name="T10"> the initial start can be rather slow, depending on your machine, your network connection and the size of your book library.</text:span></text:p>
      <text:p text:style-name="P24">Basic workflow:</text:p>
      <text:list xml:id="list755356375" text:style-name="L2">
        <text:list-item>
          <text:p text:style-name="P84">Open the <text:span text:style-name="Keyphrase"><text:bookmark-ref text:reference-format="text" text:ref-name="__RefHeading___Toc1099_2043800671">Library list window</text:bookmark-ref></text:span><text:s/>and select books for download: <text:span text:style-name="T36">[</text:span><text:span text:style-name="Keyphrase">Download</text:span><text:span text:style-name="T36">]</text:span> button</text:p>
        </text:list-item>
        <text:list-item>
          <text:p text:style-name="P84">Start the download/decrypt/export process: <text:span text:style-name="T36">[</text:span><text:span text:style-name="Keyphrase">Run</text:span><text:span text:style-name="T36">]</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1081208" text:style-name="L3">
        <text:list-item>
          <text:p text:style-name="P85">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85">Click the button to let the app create an initial URL for Amazon/Audible.</text:p>
        </text:list-item>
        <text:list-item>
          <text:p text:style-name="P85"><text:span text:style-name="T35">Click the button to open</text:span> that URL in your <text:span text:style-name="T35">default </text:span>web browser or copy/paste the URL into <text:span text:style-name="T35">any other web</text:span> browser.</text:p>
        </text:list-item>
        <text:list-item>
          <text:p text:style-name="P85">Follow the Amazon/Audible login instructions in your browser. Sign in with the credentials for your account. Solve any captchas and confirm your identity if Amazon sends you a 2-factor-authentication message.</text:p>
          <text:p text:style-name="P87"><text:span text:style-name="T13">Note</text:span><text:span text:style-name="T35">: </text:span>Since the sign-in procedure is external to the app, the app will not get to know your account credentials.</text:p>
        </text:list-item>
        <text:list-item>
          <text:p text:style-name="P86">You will not get a login confirmation, instead Amazon will display a page claiming that the page you are looking for does not exist and offers you a link to somewhere else: </text:p>
          <text:p text:style-name="P89">Looking for Something? We're sorry. The Web address you entered is not a functioning page on our site. Go to Amazon.com's Home Page</text:p>
          <text:p text:style-name="P86">However, the page you are looking at is the one wanted. Copy the URL of that page from your browser into the empty text box in the profile dialog.</text:p>
        </text:list-item>
        <text:list-item>
          <text:p text:style-name="P85">The app will parse the URL, and if it finds the expected access token, will try to register a <text:span text:style-name="T5">device</text:span> for it. Th<text:span text:style-name="T41">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85">The app will save the access data for the device registered for future use. Since the data contains sensitive information, like the access token and a private key, the saved data will be encrypted by default. </text:p>
        </text:list-item>
        <text:list-item>
          <text:p text:style-name="P85"><text:soft-page-break/>The app will offer you to set an alias name for your account, in a separate dialog. Depending on context and settings, this may happen now or later, when you access your library the first time.</text:p>
        </text:list-item>
      </text:list>
      <text:p text:style-name="P23"/>
      <text:p text:style-name="P23"/>
      <text:h text:style-name="Heading_20_2" text:outline-level="2"><text:bookmark-start text:name="__RefHeading___Toc1099_2043800671"/>Library list <text:span text:style-name="T67">window</text:span><text:bookmark-end text:name="__RefHeading___Toc1099_2043800671"/></text:h>
      <text:p text:style-name="P23">Click the <text:span text:style-name="T35">[</text:span><text:span text:style-name="Keyphrase">Download</text:span><text:span text:style-name="T35">]</text:span> button in the main window to to open a new <text:span text:style-name="T67">window</text:span> with your library. It may take a while to <text:span text:style-name="T35">load and </text:span>fill.</text:p>
      <text:list xml:id="list2189757769" text:style-name="L4">
        <text:list-item>
          <text:p text:style-name="P90">Each book row starts with an icon indicating the current state, whether remote, downloaded, unlocked or converted. <text:s/><text:span text:style-name="T35">The icons should be self-explaining.</text:span></text:p>
        </text:list-item>
        <text:list-item>
          <text:p text:style-name="P90">All columns in the list are sortable.</text:p>
        </text:list-item>
        <text:list-item>
          <text:p text:style-name="P90">Select any single row for further information on a book.</text:p>
        </text:list-item>
        <text:list-item>
          <text:p text:style-name="P90">To mark books for download, select the rows and click <text:span text:style-name="T35">[</text:span><text:span text:style-name="Keyphrase">Add Selected</text:span><text:span text:style-name="T35">]</text:span> </text:p>
        </text:list-item>
        <text:list-item>
          <text:p text:style-name="P90">The marked books will appear in the book list in the main window. </text:p>
        </text:list-item>
        <text:list-item>
          <text:p text:style-name="P90">For multi-part books and if multi-part download has been enabled in the settings, the main window book list will show <text:span text:style-name="T35">one</text:span> row for each part.</text:p>
        </text:list-item>
      </text:list>
      <text:h text:style-name="P57" text:outline-level="3">Update and resynchronization of library</text:h>
      <text:p text:style-name="P39"><text:span text:style-name="Keyphrase">[Resync]</text:span><text:span text:style-name="T51"> will synchronize the local database for the current profile with the library on the Audible server. </text:span></text:p>
      <text:list xml:id="list3345252128" text:style-name="L5">
        <text:list-item>
          <text:p text:style-name="P91">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2416392006" text:style-name="L6">
        <text:list-item>
          <text:p text:style-name="P93"><text:span text:style-name="T51">If the setting </text:span><text:span text:style-name="Keyphrase"><text:bookmark-ref text:reference-format="text" text:ref-name="__RefHeading___Toc1097_2043800671">Auto update book lib</text:bookmark-ref></text:span><text:span text:style-name="T51"><text:s/>is not active, </text:span><text:span text:style-name="Keyphrase">[Resync] </text:span><text:span text:style-name="T51">will alternatively allow to be run as a quick update that only looks for new books since the last purchase. <text:s/></text:span><text:s/></text:p>
        </text:list-item>
      </text:list>
      <text:p text:style-name="P38">Synchronization may take some time, particularly if run in full resynchronization mode.<text:tab/> </text:p>
      <text:h text:style-name="Heading_20_2" text:outline-level="2">Download, decrypt and export</text:h>
      <text:list xml:id="list339216279" text:style-name="L7">
        <text:list-item>
          <text:p text:style-name="P94"><text:span text:style-name="T35">In the main window, s</text:span>elect the books you want to process. <text:span text:style-name="T35">Initially</text:span>, all books in the main window list will be selected.</text:p>
        </text:list-item>
        <text:list-item>
          <text:p text:style-name="P94">Click <text:span text:style-name="T46">[</text:span><text:span text:style-name="Keyphrase">Run</text:span><text:span text:style-name="T46">]</text:span> to start the process. Progress will be shown with the progress bars and the icons for each book or part.</text:p>
        </text:list-item>
        <text:list-item>
          <text:p text:style-name="P94"><text:soft-page-break/>If export is enabled in the settings, the final state will become “exported”, indicated as a mauve check-mark (After integration into AAX Aud<text:span text:style-name="T41">i</text:span>o Converter, the check-mark will be green instead.) <text:span text:style-name="T35">Without export, the final state will be </text:span><text:span text:style-name="Keyphrase">unlocked</text:span><text:span text:style-name="T35">.</text:span></text:p>
        </text:list-item>
        <text:list-item>
          <text:p text:style-name="P94"><text:span text:style-name="Keyphrase">Unlocked</text:span><text:span text:style-name="T35"> books will be found in the Download folder, </text:span><text:span text:style-name="Keyphrase">exported</text:span><text:span text:style-name="T35"> books in the Export folder.</text:span></text:p>
        </text:list-item>
      </text:list>
      <text:h text:style-name="Heading_20_1" text:outline-level="1">Settings</text:h>
      <text:h text:style-name="Heading_20_2" text:outline-level="2">Profile settings: </text:h>
      <text:p text:style-name="P25"><text:span text:style-name="T41">C</text:span>lick <text:span text:style-name="T41">the [</text:span><text:span text:style-name="Keyphrase">Profiles</text:span><text:span text:style-name="T41">] </text:span>button to <text:span text:style-name="T36">o</text:span>pen the manage profiles dialog.</text:p>
      <text:p text:style-name="P23"/>
      <text:h text:style-name="Heading_20_3" text:outline-level="3">Manage profiles dialog</text:h>
      <text:p text:style-name="P23">You can create more than one profile, for a different region or a different account. But you can only have one profile for any account/region combination.</text:p>
      <text:p text:style-name="P23">Only one profile can be active at a time. To switch the profile, select the profile from the drop down list.</text:p>
      <text:p text:style-name="P31">Click [<text:span text:style-name="Keyphrase">Add </text:span><text:span text:style-name="Keyphrase"><text:span text:style-name="T65">new ...</text:span></text:span>] to create an additional profile, see <text:bookmark-ref text:reference-format="direction" text:ref-name="__RefHeading___Toc8095_869413676">above</text:bookmark-ref>.</text:p>
      <text:p text:style-name="P45">The account alias or display name for a profile can be changed. This will only affect the profile name shown in the Download window and in the log files and not affect any configuration data for accessing the Audible servers. Select the profile in the drop down list, click <text:span text:style-name="T41">[</text:span><text:span text:style-name="Keyphrase"><text:span text:style-name="T65">Rename …</text:span></text:span><text:span text:style-name="T41">] </text:span>and set a new alias/display name in the next dialog. The alias/display name must be unique.</text:p>
      <text:p text:style-name="P44">You can also remove a<text:span text:style-name="T65">n existing</text:span> profile. <text:span text:style-name="T65">Select the profile in the drop down list and</text:span> <text:span text:style-name="T65">click </text:span><text:span text:style-name="T41">[</text:span><text:span text:style-name="Keyphrase"><text:span text:style-name="T65">Remove ...</text:span></text:span><text:span text:style-name="T41">]</text:span>. However, removing a profile only removes it locally. You should delete any device no longer needed on the Amazon website, under the account management options.</text:p>
      <text:p text:style-name="P31">The configuration data with all your profiles is sensitive information. Leave the encryption on, in almost any case, unless you are absolutely sure what you are doing. </text:p>
      <text:p text:style-name="P13">Important: <text:span text:style-name="T42">Never share your profile configuration with anyone</text:span>. </text:p>
      <text:p text:style-name="P23"/>
      <text:h text:style-name="Heading_20_2" text:outline-level="2">Download settings</text:h>
      <text:h text:style-name="P59" text:outline-level="4">Auto <text:span text:style-name="T41">connect</text:span> </text:h>
      <text:p text:style-name="Text_20_body">Determines whether the access token for the current profile and the associated device will be refreshed on program start. If not set, refreshing will <text:span text:style-name="T57">only </text:span>be triggered <text:span text:style-name="T57">if a server call explicitly requires this token. As of version 0.7, the default is </text:span><text:span text:style-name="Keyphrase">false</text:span>.</text:p>
      <text:h text:style-name="Heading_20_4" text:outline-level="4"><text:bookmark-start text:name="__RefHeading___Toc1097_2043800671"/>Auto update book lib<text:bookmark-end text:name="__RefHeading___Toc1097_2043800671"/></text:h>
      <text:p text:style-name="P33"><text:soft-page-break/><text:span text:style-name="T41">D</text:span>etermines whether the local book list (which is stored in an SQLite database) is updated on program start. <text:span text:style-name="T41">If not set</text:span> <text:span text:style-name="T41">it can be updated</text:span> <text:span text:style-name="T51">with the [Resync]</text:span> <text:span text:style-name="T51">command in the </text:span><text:span text:style-name="T51"><text:bookmark-ref text:reference-format="text" text:ref-name="__RefHeading___Toc1099_2043800671">Library list window</text:bookmark-ref></text:span>. In both cases <text:span text:style-name="T51">updating</text:span> ma<text:span text:style-name="T51">y</text:span> take a while, <text:span text:style-name="T41">especially</text:span> when using the profile for the fist time.</text:p>
      <text:h text:style-name="Heading_20_4" text:outline-level="4">Auto open download dialog</text:h>
      <text:p text:style-name="P33"><text:span text:style-name="T41">S</text:span>aves you the extra button cl<text:span text:style-name="T41">i</text:span>ck <text:span text:style-name="T41">if set</text:span>.</text:p>
      <text:h text:style-name="Heading_20_4" text:outline-level="4">Keep encrypted files</text:h>
      <text:p text:style-name="P33">The download process will automatically decrypt the books. As all metadata will be left untouched by this step there is usually no need to keep the encrypted files.</text:p>
      <text:h text:style-name="P60" text:outline-level="4">Audio download quality</text:h>
      <text:p text:style-name="P40">The desired audio quality for the book, as defined by Audible. This will affect sample rate and bit rate of the downloaded audio file. The actual quality will depend on the book. The default is <text:span text:style-name="T63">better</text:span> quality which Audible defines as “<text:span text:style-name="T63">High</text:span>”. Maximum observed quality has been 44.1 kHz with 128 kbit/s and minimum 22.05 kHz with 32 kbit/s.</text:p>
      <text:p text:style-name="P40">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 </text:span><text:span text:style-name="T15">1</text:span>: The audio quality can always been lowered with AAX Audio Converter. <text:s/></text:p>
      <text:p text:style-name="P11"><text:span text:style-name="T12">Note </text:span><text:span text:style-name="T15">2</text:span>: <text:span text:style-name="T63">Originally, there were four quality settings: </text:span><text:span text:style-name="T43">low</text:span><text:span text:style-name="T63">, </text:span><text:span text:style-name="T43">normal</text:span><text:span text:style-name="T63">, </text:span><text:span text:style-name="T43">high</text:span><text:span text:style-name="T63"> and </text:span><text:span text:style-name="T43">extreme</text:span>. <text:span text:style-name="T63">After a change to the Audible API, only </text:span><text:span text:style-name="T43">normal</text:span><text:span text:style-name="T63"> and </text:span><text:span text:style-name="T43">high</text:span><text:span text:style-name="T63"> remain as of July 2022.</text:span></text:p>
      <text:h text:style-name="Heading_20_4" text:outline-level="4">Multi-part download</text:h>
      <text:p text:style-name="P33">If set, all books offered as multi-part downloads will be downloaded by part. </text:p>
      <text:h text:style-name="Heading_20_4" text:outline-level="4">Adult <text:span text:style-name="T41">products</text:span></text:h>
      <text:p text:style-name="P33">A filter to show or hide books <text:span text:style-name="T41">designated</text:span> by Audible for an adult audience.</text:p>
      <text:h text:style-name="Heading_20_4" text:outline-level="4">Initial sorting</text:h>
      <text:p text:style-name="P33">Determines how columns are sorted in the initial view of the <text:span text:style-name="Keyphrase"><text:bookmark-ref text:reference-format="text" text:ref-name="__RefHeading___Toc1099_2043800671">Library list window</text:bookmark-ref></text:span>. <text:span text:style-name="Keyphrase">Date</text:span> stands for purchase date. If two columns are shown in an option it means sorting by 1<text:span text:style-name="T44">st </text:span>column <text:span text:style-name="T41">first</text:span>, then by 2<text:span text:style-name="T44">nd</text:span><text:span text:style-name="T41"> </text:span>column. Sorting order is ascending, except for date where it is descending (most recent first) <text:s/></text:p>
      <text:h text:style-name="P61" text:outline-level="4">Hide unavailable</text:h>
      <text:p text:style-name="P43">A filter to show or hide books <text:span text:style-name="T63">that have not been downloaded which are no longer in the user’s Audible library (e.g. returned books) but are still listed in the local database</text:span>.</text:p>
      <text:h text:style-name="Heading_20_4" text:outline-level="4"><text:soft-page-break/>Download folder</text:h>
      <text:p text:style-name="P33">Where your downloaded books end up. Default is </text:p>
      <text:p text:style-name="P33"><text:span text:style-name="Code">&lt;user&gt;\Music\Audible\Download </text:span></text:p>
      <text:h text:style-name="Heading_20_2" text:outline-level="2">Export settings</text:h>
      <text:h text:style-name="Heading_20_4" text:outline-level="4">Export <text:span text:style-name="T41">as</text:span> .aax</text:h>
      <text:p text:style-name="P33">Export is an option for compatibility with current AAX Audio Converter <text:span text:style-name="T41">(version 1.*)</text:span>. <text:span text:style-name="T41">T</text:span>he unlocked books will be in plain M4B format (MP4 audiobook) and can be played with a vast variety of players. You can further process them with AAX Audio Converter, to convert to MP3, apply splitting or alter meta data.</text:p>
      <text:p text:style-name="P23">For this the .m4b files are simply copied <text:span text:style-name="T49">as file type</text:span> .aax, <text:span text:style-name="T49">and</text:span> additional meta data is extracted from the local database and saved as .json files, for chapter names and series information. AAX Audio Converter will use such meta data if <text:span text:style-name="T41">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33">Where your exported books end up. Default is </text:p>
      <text:p text:style-name="P33"><text:span text:style-name="Code">&lt;user&gt;\Music\Audible\Export</text:span></text:p>
      <text:h text:style-name="P49" text:outline-level="1">Log files</text:h>
      <text:p text:style-name="P16">To track down unexpected behaviour, <text:span text:style-name="T36">Book Lib Connect</text:span> <text:span text:style-name="T31">can</text:span> write log <text:span text:style-name="T39">and temp </text:span>files. <text:span text:style-name="T29">The log will record essential processing steps. </text:span></text:p>
      <text:p text:style-name="P12">Privacy note: </text:p>
      <text:p text:style-name="P6">Log <text:span text:style-name="T39">and temp </text:span>files are plain text files. The files are stored locally, the program does <text:span text:style-name="T28">not</text:span> upload them anywhere. <text:s/></text:p>
      <text:p text:style-name="P6">The log <text:span text:style-name="T39">and temp </text:span>files will contain potentially sensitive data: </text:p>
      <text:list xml:id="list429081325" text:style-name="L8">
        <text:list-item>
          <text:p text:style-name="P95"><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88">Book meta data, like author/narrator name and book title.. </text:p>
        </text:list-item>
        <text:list-item>
          <text:p text:style-name="P96"><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53" text:outline-level="2">Logging</text:h>
      <text:p text:style-name="P27">Logging <text:span text:style-name="T38">is </text:span>enabled by default. Default log level is 3.</text:p>
      <text:p text:style-name="P17"><text:span text:style-name="T36">To change the log level,</text:span> <text:span text:style-name="T36">either start the app with an additional program argument or modify appsettings.json.</text:span></text:p>
      <text:p text:style-name="P28">Depending on log level, the app will also write a number of temporary plain text or json files. </text:p>
      <text:h text:style-name="P58" text:outline-level="3">Program argument</text:h>
      <text:p text:style-name="P17"><text:span text:style-name="T40">To modify logging, the app </text:span>has to be started with an additional program argument, <text:span text:style-name="T29">with the numerical parameter specifying the log level between 0 (off) and 4 (maximum). Level 4 additionally logs http request and response details. </text:span></text:p>
      <text:p text:style-name="Code">-Log=3</text:p>
      <text:p text:style-name="P15">Th<text:span text:style-name="T33">e argument </text:span>can be <text:span text:style-name="T33">passed</text:span> from a Command or PowerShell window <text:span text:style-name="T32">or from a Windows desktop shortcut.</text:span></text:p>
      <text:p text:style-name="P15">From a Command window:</text:p>
      <text:p text:style-name="Code">"C:\Program Files\audiamus\<text:span text:style-name="T36">Book Lib Connect</text:span>\<text:span text:style-name="T36">BookLibConnect</text:span>.exe" -Log=3</text:p>
      <text:p text:style-name="P15">From a PowerShell window:</text:p>
      <text:p text:style-name="P18">cd 'C:\Program Files\audiamus\<text:span text:style-name="T36">Book Lib Connect</text:span>'<text:line-break/>.\<text:span text:style-name="T36">BookLibConnect</text:span>.exe -Log=3</text:p>
      <text:h text:style-name="P54" text:outline-level="2"><text:soft-page-break/>Appsettings.json</text:h>
      <text:p text:style-name="P27">Alternatively, the log level can be set by editing <text:span text:style-name="T40">the app settings file</text:span>:</text:p>
      <text:p text:style-name="Code">C:\Program Files\audiamus\Book Lib Connect\appsettings.json</text:p>
      <text:p text:style-name="P27">Set to <text:span text:style-name="T37">null</text:span> <text:span text:style-name="T67">(not </text:span><text:span text:style-name="Code">0</text:span><text:span text:style-name="T67">) </text:span>for default:</text:p>
      <text:p text:style-name="Code">{</text:p>
      <text:p text:style-name="Code"><text:s text:c="2"/>"LogLevel": <text:span text:style-name="T67">3</text:span></text:p>
      <text:p text:style-name="Code">} </text:p>
      <text:h text:style-name="P55" text:outline-level="2">Log <text:span text:style-name="T38">and temporary </text:span>files</text:h>
      <text:p text:style-name="P19">All log files will be saved to this folder:</text:p>
      <text:p text:style-name="P26">C:\Users\&lt;User&gt;\AppData\Local\audiamus\<text:span text:style-name="T36">BookLibConnect</text:span>\log</text:p>
      <text:p text:style-name="P19">The files <text:span text:style-name="T30">have the following naming scheme:</text:span></text:p>
      <text:p text:style-name="P26"><text:span text:style-name="T36">BookLibConnect</text:span>_&lt;year&gt;-&lt;month&gt;-&lt;day&gt;_&lt;nnn&gt;.log</text:p>
      <text:p text:style-name="P20">Example:</text:p>
      <text:p text:style-name="P26"><text:span text:style-name="T36">BookLibConnect</text:span>_202<text:span text:style-name="T36">1</text:span>-<text:span text:style-name="T36">12</text:span>-<text:span text:style-name="T36">03</text:span>_001.log</text:p>
      <text:p text:style-name="P21">A new log file will be created for every start of <text:span text:style-name="T36">Book Lib Connect</text:span>.</text:p>
      <text:p text:style-name="P21">Log entries in the file are single line messages, with timestamp, thread ID, class and method name, and a message text, usually with parameters.</text:p>
      <text:p text:style-name="P28"><text:span text:style-name="T40">All t</text:span>emporary files are written to </text:p>
      <text:p text:style-name="P22">C:\Users\&lt;User&gt;\AppData\Local\audiamus\<text:span text:style-name="T36">BookLibConnect</text:span>\<text:span text:style-name="T38">tmp</text:span></text:p>
      <text:p text:style-name="P28">Log files usually list the names of temporary files when written.</text:p>
      <text:h text:style-name="P56" text:outline-level="2">Log and temporary file maintenance</text:h>
      <text:p text:style-name="P28">Log and temporary files <text:span text:style-name="T52">are maintained automatically and older files will be deleted if the number of files, total file size or file age exceed preset thresholds. The files can also</text:span> be deleted <text:span text:style-name="T52">manually </text:span>if no longer needed. </text:p>
      <text:p text:style-name="P30">Do not delete any other files and folders in:</text:p>
      <text:p text:style-name="P29">C:\Users\&lt;User&gt;\AppData\Local\audiamus\<text:span text:style-name="T36">BookLibConnect</text:span>\</text:p>
      <text:h text:style-name="P50" text:outline-level="1">Release Notes</text:h>
      <text:h text:style-name="P77" text:outline-level="4">Version 0.<text:span text:style-name="T62">1</text:span><text:span text:style-name="T68">3</text:span> (<text:span text:style-name="T66">0</text:span><text:span text:style-name="T68">9</text:span>/20<text:span text:style-name="T34">2</text:span><text:span text:style-name="T66">3</text:span>)</text:h>
      <text:list xml:id="list3554812993" text:style-name="L9">
        <text:list-item>
          <text:p text:style-name="P98"><text:span text:style-name="T68">Added Audible region “Brazil”.</text:span></text:p>
        </text:list-item>
        <text:list-item>
          <text:p text:style-name="P120">More log output when changing profile.</text:p>
        </text:list-item>
      </text:list>
      <text:h text:style-name="P62" text:outline-level="4">Version 0.<text:span text:style-name="T62">1</text:span><text:span text:style-name="T66">2</text:span> (<text:span text:style-name="T66">03</text:span>/20<text:span text:style-name="T34">2</text:span><text:span text:style-name="T66">3</text:span>)</text:h>
      <text:list xml:id="list150104401515541" text:continue-numbering="true" text:style-name="L9">
        <text:list-item>
          <text:p text:style-name="P97">Option to change the alias/display name for an existing profile.</text:p>
        </text:list-item>
      </text:list>
      <text:h text:style-name="P63" text:outline-level="4">Version 0.<text:span text:style-name="T62">1</text:span><text:span text:style-name="T64">1</text:span> (<text:span text:style-name="T64">11</text:span>/20<text:span text:style-name="T34">22</text:span>)</text:h>
      <text:list xml:id="list150103453099762" text:continue-numbering="true" text:style-name="L9">
        <text:list-item>
          <text:p text:style-name="P99">No longer expect <text:span text:style-name="Keyphrase">website_cookies</text:span> from authorization response, to address issue with pre-Amazon accounts.</text:p>
        </text:list-item>
        <text:list-item>
          <text:p text:style-name="P102">Fix “.” (dot/full stop/period) handling in book titles. Generated file names with multiple dots will now be processed in full.</text:p>
        </text:list-item>
        <text:list-item>
          <text:p text:style-name="P102">The state icons in the data grid views now come with a tooltip.</text:p>
        </text:list-item>
        <text:list-item>
          <text:p text:style-name="P102">Log extended exception message for database update errors. </text:p>
        </text:list-item>
        <text:list-item>
          <text:p text:style-name="P102">Additional product filter to enforce uniqueness when downloading a larger library with multiple server calls. </text:p>
        </text:list-item>
      </text:list>
      <text:h text:style-name="P64" text:outline-level="4">Version 0.<text:span text:style-name="T62">10</text:span> (0<text:span text:style-name="T61">7</text:span>/20<text:span text:style-name="T34">22</text:span>)</text:h>
      <text:list xml:id="list150104455979781" text:continue-numbering="true" text:style-name="L9">
        <text:list-item>
          <text:p text:style-name="P100">A<text:span text:style-name="T62">fter Audible API change: Download quality choices reduced to two</text:span>.</text:p>
        </text:list-item>
        <text:list-item>
          <text:p text:style-name="P103">Option to hide books <text:span text:style-name="T62">not downloaded that are </text:span>no longer in <text:span text:style-name="T62">Audible server </text:span>library <text:span text:style-name="T62">but still in local database</text:span><text:span text:style-name="T61">.</text:span></text:p>
        </text:list-item>
      </text:list>
      <text:h text:style-name="P65" text:outline-level="4">Version 0.<text:span text:style-name="T61">9</text:span> (0<text:span text:style-name="T61">7</text:span>/20<text:span text:style-name="T34">22</text:span>)</text:h>
      <text:list xml:id="list150103926208603" text:continue-numbering="true" text:style-name="L9">
        <text:list-item>
          <text:p text:style-name="P101">All Audible API JSON scalar fields are now nullable, to allow incomplete responses.</text:p>
        </text:list-item>
        <text:list-item>
          <text:p text:style-name="P104"><text:span text:style-name="T61">A null response to an Audible API library call no longer marks books as deleted. </text:span><text:s text:c="3"/></text:p>
        </text:list-item>
        <text:list-item>
          <text:p text:style-name="P101">Migrated to .Net 6.</text:p>
        </text:list-item>
      </text:list>
      <text:h text:style-name="P66" text:outline-level="4">Version 0.<text:span text:style-name="T60">8</text:span> (0<text:span text:style-name="T57">4</text:span>/20<text:span text:style-name="T34">22</text:span>)</text:h>
      <text:list xml:id="list150102981378694" text:continue-numbering="true" text:style-name="L9">
        <text:list-item>
          <text:p text:style-name="P107"><text:span text:style-name="T60">Better diagnostics for d</text:span>evice registration <text:span text:style-name="T60">issues with</text:span> pr<text:span text:style-name="T58">e</text:span>-Amazon accounts. </text:p>
        </text:list-item>
        <text:list-item>
          <text:p text:style-name="P105"><text:span text:style-name="T60">Another l</text:span>ow level copying <text:span text:style-name="T60">fix</text:span> <text:span text:style-name="T60">for U</text:span>nicode filenames. <text:s text:c="3"/></text:p>
        </text:list-item>
        <text:list-item>
          <text:p text:style-name="P109">Explicit hint in the New profile dialog on what the successful login page will look like. </text:p>
        </text:list-item>
      </text:list>
      <text:h text:style-name="P67" text:outline-level="4"><text:soft-page-break/>Version 0.<text:span text:style-name="T57">7</text:span> (0<text:span text:style-name="T57">4</text:span>/20<text:span text:style-name="T34">22</text:span>)</text:h>
      <text:list xml:id="list150104316030621" text:continue-numbering="true" text:style-name="L9">
        <text:list-item>
          <text:p text:style-name="P108">Device registration modified for pr<text:span text:style-name="T58">e</text:span>-Amazon accounts. </text:p>
        </text:list-item>
        <text:list-item>
          <text:p text:style-name="P108">Access token update policy modified.</text:p>
        </text:list-item>
        <text:list-item>
          <text:p text:style-name="P110">Bugfixes:</text:p>
          <text:list>
            <text:list-item>
              <text:p text:style-name="P110"><text:span text:style-name="T59">R</text:span>eading/writing configuration,</text:p>
            </text:list-item>
            <text:list-item>
              <text:p text:style-name="P111">tmp/log file maintenance.</text:p>
            </text:list-item>
          </text:list>
        </text:list-item>
      </text:list>
      <text:h text:style-name="P68" text:outline-level="4">Version 0.<text:span text:style-name="T54">6</text:span> (0<text:span text:style-name="T54">3</text:span>/20<text:span text:style-name="T34">22</text:span>)</text:h>
      <text:list xml:id="list150104056359202" text:continue-numbering="true" text:style-name="L9">
        <text:list-item>
          <text:p text:style-name="P112">Resynchronization: <text:span text:style-name="T55">R</text:span>emoving and readding books <text:span text:style-name="T56">is profile-specific.</text:span></text:p>
        </text:list-item>
        <text:list-item>
          <text:p text:style-name="P106">AAXC and MB4 file names get a “stereo”/”mono” suffix.</text:p>
        </text:list-item>
        <text:list-item>
          <text:p text:style-name="P106">Export enhancement for multi-part books with hierarchical chapter structure: Flattened chapter meta data will not repeat short chapters from previous parts (with conservative criteria).</text:p>
        </text:list-item>
        <text:list-item>
          <text:p text:style-name="P106">Low level copying during export uses <text:span text:style-name="T60">U</text:span>nicode filenames and has better error detection. <text:s text:c="3"/></text:p>
        </text:list-item>
        <text:list-item>
          <text:p text:style-name="P113"><text:span text:style-name="T56">A few additional l</text:span>og entries.</text:p>
        </text:list-item>
      </text:list>
      <text:h text:style-name="P69" text:outline-level="4">Version 0.<text:span text:style-name="T53">5.1</text:span> (0<text:span text:style-name="T50">2</text:span>/20<text:span text:style-name="T34">22</text:span>)</text:h>
      <text:list xml:id="list150102690510058" text:continue-numbering="true" text:style-name="L9">
        <text:list-item>
          <text:p text:style-name="P115">Fix for Japanese region URL.</text:p>
        </text:list-item>
        <text:list-item>
          <text:p text:style-name="P115">Cosmetic: Alignment of GUI elements. <text:s text:c="2"/></text:p>
        </text:list-item>
      </text:list>
      <text:h text:style-name="P70" text:outline-level="4">Version 0.<text:span text:style-name="T53">5</text:span> (0<text:span text:style-name="T50">2</text:span>/20<text:span text:style-name="T34">22</text:span>)</text:h>
      <text:list xml:id="list150103691877816" text:continue-numbering="true" text:style-name="L9">
        <text:list-item>
          <text:p text:style-name="P114">Selectable desired audio quality for the book download. (Actual download quality will depend on book.)</text:p>
        </text:list-item>
        <text:list-item>
          <text:p text:style-name="P114">Support for virtual environments where not all underlying hardware information is passed through. (Hardware IDs are used to encrypt profile configuration data which contains sensitive information.) </text:p>
        </text:list-item>
        <text:list-item>
          <text:p text:style-name="P114">Local database maintenance:</text:p>
          <text:list>
            <text:list-item>
              <text:p text:style-name="P114">If a new version of Book Lib Connect has to modify the existing data base structure, a backup copy is created before such migrations are applied.</text:p>
            </text:list-item>
            <text:list-item>
              <text:p text:style-name="P114">After migrations have been applied, unused data space will be released, to make the database file smaller.</text:p>
            </text:list-item>
          </text:list>
        </text:list-item>
        <text:list-item>
          <text:p text:style-name="P114">Log and temp file maintenance:</text:p>
          <text:list>
            <text:list-item>
              <text:p text:style-name="P114">Older log and temp files will now automatically be deleted, if the number of files, their total size or the file age exceed preset thresholds. </text:p>
            </text:list-item>
          </text:list>
        </text:list-item>
        <text:list-item>
          <text:p text:style-name="P114">Log entries for the new features.</text:p>
        </text:list-item>
      </text:list>
      <text:h text:style-name="P71" text:outline-level="4"><text:soft-page-break/>Version 0.<text:span text:style-name="T51">4</text:span> (0<text:span text:style-name="T50">2</text:span>/20<text:span text:style-name="T34">22</text:span>)</text:h>
      <text:list xml:id="list150103307608859" text:continue-numbering="true" text:style-name="L9">
        <text:list-item>
          <text:p text:style-name="P116"><text:span text:style-name="T51">Explicit resynchronization function to update local database from the Audible server</text:span>.</text:p>
        </text:list-item>
        <text:list-item>
          <text:p text:style-name="P92">Bugfix: Updating the local database from the server by purchase date is now specific to the current profile.</text:p>
        </text:list-item>
        <text:list-item>
          <text:p text:style-name="P92">The book list in the main window can now be scrolled while books are being processed, to enable watching the current state for each book in a longer list.</text:p>
        </text:list-item>
        <text:list-item>
          <text:p text:style-name="P92">Adjustments to the structure of GUI elements for better support of High DPI monitor modes.</text:p>
        </text:list-item>
        <text:list-item>
          <text:p text:style-name="P92">More detailed log output if server calls fail.</text:p>
        </text:list-item>
        <text:list-item>
          <text:p text:style-name="P80">Minor fixes and enhancements.</text:p>
        </text:list-item>
      </text:list>
      <text:h text:style-name="P72" text:outline-level="4">Version 0.<text:span text:style-name="T50">3</text:span> (0<text:span text:style-name="T50">2</text:span>/20<text:span text:style-name="T34">22</text:span>)</text:h>
      <text:list xml:id="list150102746224180" text:continue-numbering="true" text:style-name="L9">
        <text:list-item>
          <text:p text:style-name="P117">Using a patched version of AAXClean to fix chapter order issue.</text:p>
        </text:list-item>
        <text:list-item>
          <text:p text:style-name="P117">Additional confirmation message box, if previously downloaded files are missing.</text:p>
          <text:list>
            <text:list-item>
              <text:p text:style-name="P117">With log entries.</text:p>
            </text:list-item>
          </text:list>
        </text:list-item>
        <text:list-item>
          <text:p text:style-name="P117">Optimized JSON output, omitting null values.</text:p>
        </text:list-item>
        <text:list-item>
          <text:p text:style-name="P81">Minor <text:span text:style-name="T50">fixes, typos and </text:span>enhancements.</text:p>
        </text:list-item>
      </text:list>
      <text:h text:style-name="P73" text:outline-level="4">Version 0.<text:span text:style-name="T34">2</text:span> (0<text:span text:style-name="T34">1</text:span>/20<text:span text:style-name="T34">22</text:span>)</text:h>
      <text:list xml:id="list150103248547575" text:continue-numbering="true" text:style-name="L9">
        <text:list-item>
          <text:p text:style-name="P118">Support for hierarchical chapter structures.</text:p>
        </text:list-item>
        <text:list-item>
          <text:p text:style-name="P118">Warning message for unencrypted configuration.</text:p>
        </text:list-item>
      </text:list>
      <text:h text:style-name="P74" text:outline-level="4">Version 0.<text:span text:style-name="T34">1.2</text:span> (0<text:span text:style-name="T34">1</text:span>/20<text:span text:style-name="T34">22</text:span>)</text:h>
      <text:list xml:id="list150103623530011" text:continue-numbering="true" text:style-name="L9">
        <text:list-item>
          <text:p text:style-name="P82"><text:span text:style-name="T48">Logging: Can save book license response – with chapters – to temp files, log level 3</text:span>.</text:p>
        </text:list-item>
      </text:list>
      <text:h text:style-name="P75" text:outline-level="4">Version 0.<text:span text:style-name="T34">1.1</text:span> (0<text:span text:style-name="T34">1</text:span>/20<text:span text:style-name="T34">22</text:span>)</text:h>
      <text:list xml:id="list150102848900085" text:continue-numbering="true" text:style-name="L9">
        <text:list-item>
          <text:p text:style-name="P83">Bugfix for non-numeric sequence ID in titles of a book series.</text:p>
        </text:list-item>
        <text:list-item>
          <text:p text:style-name="P83">Minor enhancements.</text:p>
        </text:list-item>
      </text:list>
      <text:h text:style-name="P76" text:outline-level="4">Version 0.<text:span text:style-name="T34">1</text:span> (0<text:span text:style-name="T34">1</text:span>/20<text:span text:style-name="T34">22</text:span>)</text:h>
      <text:list xml:id="list150104148141419" text:continue-numbering="true" text:style-name="L9">
        <text:list-item>
          <text:p text:style-name="P119">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draw:style-name="Mdp2">
      <style:header>
        <text:p text:style-name="MP2"><text:title>Book Lib Connect</text:title><text:tab/><text:chapter text:display="name" text:outline-level="1">Release Notes</text:chapter></text:p>
        <text:p text:style-name="MP3"><text:reference-ref text:reference-format="text" text:ref-name="Versionsstand">Version 0.13</text:reference-ref><text:tab/></text:p>
      </style:header>
      <style:footer>
        <text:p text:style-name="MP4"><text:reference-ref text:reference-format="text" text:ref-name="Copyright">© 2021 – 2023 audiamus</text:reference-ref><text:tab/><text:tab/><text:span text:style-name="MT4">Page</text:span> <text:page-number text:select-page="current">13</text:page-number><text:s/>/ <text:page-count>13</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220" meta:word-count="2985" meta:character-count="17988" meta:non-whitespace-character-count="15228"/>
    <meta:user-defined meta:name="Info 1"/>
    <meta:user-defined meta:name="Info 2"/>
    <meta:user-defined meta:name="Info 3"/>
    <meta:user-defined meta:name="Info 4"/>
  </office:meta>
</office:document-meta>
</file>